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f456"/>
    </style:style>
    <style:style style:name="P2" style:family="paragraph" style:parent-style-name="Standard">
      <style:text-properties officeooo:paragraph-rsid="0014f456"/>
    </style:style>
    <style:style style:name="P3" style:family="paragraph" style:parent-style-name="Standard">
      <style:text-properties officeooo:paragraph-rsid="002556e6"/>
    </style:style>
    <style:style style:name="P4" style:family="paragraph" style:parent-style-name="Standard">
      <style:text-properties officeooo:paragraph-rsid="002717f6"/>
    </style:style>
    <style:style style:name="P5" style:family="paragraph" style:parent-style-name="Standard">
      <style:paragraph-properties fo:text-align="center" style:justify-single-word="false"/>
      <style:text-properties officeooo:paragraph-rsid="002a8503"/>
    </style:style>
    <style:style style:name="P6" style:family="paragraph" style:parent-style-name="Standard">
      <style:text-properties officeooo:paragraph-rsid="002a8503"/>
    </style:style>
    <style:style style:name="P7" style:family="paragraph" style:parent-style-name="Text_20_body">
      <style:text-properties officeooo:paragraph-rsid="002a8503"/>
    </style:style>
    <style:style style:name="P8" style:family="paragraph" style:parent-style-name="Text_20_body" style:list-style-name="L1">
      <style:text-properties style:font-name="Arial1" officeooo:rsid="002a8503"/>
    </style:style>
    <style:style style:name="P9" style:family="paragraph" style:parent-style-name="Text_20_body" style:list-style-name="L1">
      <style:text-properties style:font-name="Arial1" officeooo:rsid="002a8503" officeooo:paragraph-rsid="002a8503"/>
    </style:style>
    <style:style style:name="P10" style:family="paragraph" style:parent-style-name="Text_20_body" style:list-style-name="L2">
      <style:text-properties style:font-name="Arial1" officeooo:rsid="002a8503"/>
    </style:style>
    <style:style style:name="P11" style:family="paragraph" style:parent-style-name="Text_20_body" style:list-style-name="L3">
      <style:text-properties style:font-name="Arial1" officeooo:rsid="002a8503"/>
    </style:style>
    <style:style style:name="P12" style:family="paragraph" style:parent-style-name="Text_20_body" style:list-style-name="L4">
      <style:text-properties style:font-name="Arial1" officeooo:rsid="002a8503"/>
    </style:style>
    <style:style style:name="P13" style:family="paragraph" style:parent-style-name="Text_20_body" style:list-style-name="L5">
      <style:text-properties style:font-name="Arial1" officeooo:rsid="002a8503"/>
    </style:style>
    <style:style style:name="P14" style:family="paragraph" style:parent-style-name="Text_20_body" style:list-style-name="L6">
      <style:text-properties style:font-name="Arial1" officeooo:rsid="002a8503"/>
    </style:style>
    <style:style style:name="P15" style:family="paragraph" style:parent-style-name="Text_20_body">
      <style:text-properties style:font-name="Arial1" officeooo:rsid="002a8503"/>
    </style:style>
    <style:style style:name="P16" style:family="paragraph" style:parent-style-name="Table_20_Contents">
      <style:paragraph-properties fo:margin-left="0cm" fo:margin-right="0cm" style:line-height-at-least="0.476cm" fo:text-align="center" style:justify-single-word="false" fo:text-indent="0cm" style:auto-text-indent="false"/>
      <style:text-properties officeooo:paragraph-rsid="002a3087"/>
    </style:style>
    <style:style style:name="P17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2a3087"/>
    </style:style>
    <style:style style:name="P18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2ada56"/>
    </style:style>
    <style:style style:name="P19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2cb707"/>
    </style:style>
    <style:style style:name="P20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14f456"/>
    </style:style>
    <style:style style:name="P21" style:family="paragraph" style:parent-style-name="Table_20_Contents">
      <style:paragraph-properties fo:margin-left="0cm" fo:margin-right="0cm" style:line-height-at-least="0.476cm" fo:text-align="center" style:justify-single-word="false" fo:text-indent="0cm" style:auto-text-indent="false"/>
      <style:text-properties officeooo:paragraph-rsid="00182228"/>
    </style:style>
    <style:style style:name="P22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182228"/>
    </style:style>
    <style:style style:name="P23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1983f0"/>
    </style:style>
    <style:style style:name="P24" style:family="paragraph" style:parent-style-name="Table_20_Contents">
      <style:paragraph-properties fo:margin-left="0cm" fo:margin-right="0cm" style:line-height-at-least="0.476cm" fo:text-indent="0cm" style:auto-text-indent="false"/>
      <style:text-properties officeooo:paragraph-rsid="001b443c"/>
    </style:style>
    <style:style style:name="P25" style:family="paragraph" style:parent-style-name="Table_20_Contents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1983f0"/>
    </style:style>
    <style:style style:name="P26" style:family="paragraph" style:parent-style-name="Table_20_Contents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1d1c4e"/>
    </style:style>
    <style:style style:name="T1" style:family="text">
      <style:text-properties style:font-name="Arial1" fo:font-size="14pt" fo:font-weight="bold" officeooo:rsid="002556e6" style:font-size-asian="14pt" style:font-weight-asian="bold" style:font-size-complex="14pt" style:font-weight-complex="bold"/>
    </style:style>
    <style:style style:name="T2" style:family="text">
      <style:text-properties style:font-name="Arial1" fo:font-weight="normal" officeooo:rsid="002556e6" style:font-weight-asian="normal" style:font-weight-complex="normal"/>
    </style:style>
    <style:style style:name="T3" style:family="text">
      <style:text-properties style:font-name="Arial1" fo:font-weight="bold" officeooo:rsid="002556e6" style:font-weight-asian="bold" style:font-weight-complex="bold"/>
    </style:style>
    <style:style style:name="T4" style:family="text">
      <style:text-properties style:font-name="Arial1" fo:font-weight="normal" officeooo:rsid="002717f6" style:font-weight-asian="normal" style:font-weight-complex="normal"/>
    </style:style>
    <style:style style:name="T5" style:family="text">
      <style:text-properties style:font-name="Arial1" fo:font-weight="bold" officeooo:rsid="002717f6" style:font-weight-asian="bold" style:font-weight-complex="bold"/>
    </style:style>
    <style:style style:name="T6" style:family="text">
      <style:text-properties style:font-name="Arial1" fo:font-weight="bold" officeooo:rsid="002a8503" style:font-weight-asian="bold" style:font-weight-complex="bold"/>
    </style:style>
    <style:style style:name="T7" style:family="text">
      <style:text-properties style:font-name="Arial1" officeooo:rsid="002a8503"/>
    </style:style>
    <style:style style:name="T8" style:family="text">
      <style:text-properties officeooo:rsid="002bd28c"/>
    </style:style>
    <style:style style:name="T9" style:family="text">
      <style:text-properties fo:font-variant="normal" fo:text-transform="none" fo:color="#000000" loext:opacity="100%" style:font-name="Arial1" fo:font-size="14pt" fo:letter-spacing="normal" fo:font-style="normal" fo:font-weight="bold" officeooo:rsid="002a3087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Arial1" fo:font-size="12pt" fo:letter-spacing="normal" fo:font-style="normal" fo:font-weight="bold" officeooo:rsid="002a3087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4f45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3087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Arial1" fo:font-size="12pt" fo:font-weight="normal" officeooo:rsid="002a3087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Arial1" fo:font-size="12pt" fo:font-weight="bold" officeooo:rsid="002a3087" style:font-size-asian="12pt" style:font-weight-asian="bold" style:font-size-complex="12pt" style:font-weight-complex="bold"/>
    </style:style>
    <style:style style:name="T15" style:family="text">
      <style:text-properties fo:color="#000000" loext:opacity="100%" style:font-name="Arial1" fo:font-size="12pt" fo:font-weight="normal" officeooo:rsid="002ada56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1" fo:font-size="12pt" fo:font-weight="bold" officeooo:rsid="002ada56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fo:font-weight="bold" officeooo:rsid="0014f456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Arial1" fo:font-size="12pt" fo:font-weight="bold" officeooo:rsid="002cb707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Arial1" fo:font-size="12pt" fo:font-weight="normal" officeooo:rsid="002cb707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Arial1" fo:font-size="12pt" fo:font-weight="normal" officeooo:rsid="0014f456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Arial1" fo:font-size="14pt" fo:font-weight="bold" officeooo:rsid="00182228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Arial1" fo:font-size="12pt" fo:font-weight="normal" officeooo:rsid="00182228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Arial1" fo:font-size="12pt" fo:font-weight="bold" officeooo:rsid="00182228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Arial1" fo:font-size="12pt" fo:font-weight="bold" officeooo:rsid="001983f0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Arial1" fo:font-size="12pt" fo:font-weight="normal" officeooo:rsid="001983f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Arial1" fo:font-size="12pt" fo:font-weight="bold" officeooo:rsid="001b443c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Arial1" fo:font-size="12pt" fo:font-weight="normal" officeooo:rsid="001b443c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Arial1" fo:font-size="12pt" fo:font-weight="bold" officeooo:rsid="001d1c4e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Arial1" fo:font-size="12pt" fo:font-weight="normal" officeooo:rsid="001d1c4e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Arial1" fo:font-size="12pt" fo:font-weight="normal" officeooo:rsid="00219f6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SEGMENTAR UN MERCADO:</text:span></text:span></text:p>
      <text:p text:style-name="P2"><text:span text:style-name="Strong_20_Emphasis"><text:span text:style-name="T2">es dividirlo en función de las características de los clientes. Es dividirlo por perfiles de clientes . Las formas mas habituales de segmentación de mercado son las que a continuación se indican:</text:span></text:span></text:p>
      <text:p text:style-name="P3"><text:span text:style-name="Strong_20_Emphasis"><text:span text:style-name="T2"><text:tab/></text:span></text:span><text:span text:style-name="Strong_20_Emphasis"><text:span text:style-name="T3">1.- Geográficas:</text:span></text:span><text:span text:style-name="Strong_20_Emphasis"><text:span text:style-name="T2"> hace referencia a la división local , provincial,regional,nacional e <text:tab/>incluso internacional.</text:span></text:span></text:p>
      <text:p text:style-name="P3"><text:span text:style-name="Strong_20_Emphasis"><text:span text:style-name="T2"><text:tab/></text:span></text:span><text:span text:style-name="Strong_20_Emphasis"><text:span text:style-name="T3">2.-Demográficos: </text:span></text:span><text:span text:style-name="Strong_20_Emphasis"><text:span text:style-name="T2">hace referencia esta segmentación a criterios como la edad el <text:tab/>sexo, estado civil , nacionalidad, etc.</text:span></text:span></text:p>
      <text:p text:style-name="P3"><text:span text:style-name="Strong_20_Emphasis"><text:span text:style-name="T2"><text:tab/></text:span></text:span><text:span text:style-name="Strong_20_Emphasis"><text:span text:style-name="T3">3.- Económicos:</text:span></text:span><text:span text:style-name="Strong_20_Emphasis"><text:span text:style-name="T2"> renta personal media baja y alta</text:span></text:span></text:p>
      <text:p text:style-name="P3"><text:span text:style-name="Strong_20_Emphasis"><text:span text:style-name="T2"><text:tab/></text:span></text:span><text:span text:style-name="Strong_20_Emphasis"><text:span text:style-name="T3">4.-Profesión</text:span></text:span></text:p>
      <text:p text:style-name="P3"><text:span text:style-name="Strong_20_Emphasis"><text:span text:style-name="T2"><text:tab/></text:span></text:span><text:span text:style-name="Strong_20_Emphasis"><text:span text:style-name="T3">5.-Psicológicos:</text:span></text:span><text:span text:style-name="Strong_20_Emphasis"><text:span text:style-name="T2"> Esto hace regencia al personalidad del cliente. Ejemplo , aquellos <text:tab/>que les guste ir a la moda y aquellos que les gusta comprar un producto para <text:tab/>sobresalir con respecto al resto.</text:span></text:span></text:p>
      <text:p text:style-name="P3"><text:span text:style-name="Strong_20_Emphasis"><text:span text:style-name="T2"><text:tab/></text:span></text:span><text:span text:style-name="Strong_20_Emphasis"><text:span text:style-name="T3">6.-Gustos:</text:span></text:span><text:span text:style-name="Strong_20_Emphasis"><text:span text:style-name="T2">Esto supone <text:s text:c="2"/>un amplio abanico en le consumo. Hay gustos para todo.</text:span></text:span></text:p>
      <text:p text:style-name="P4"><text:span text:style-name="Strong_20_Emphasis"><text:span text:style-name="T4"><text:tab/></text:span></text:span><text:span text:style-name="Strong_20_Emphasis"><text:span text:style-name="T5">7.-Criterio empresarial: </text:span></text:span><text:span text:style-name="Strong_20_Emphasis"><text:span text:style-name="T4">La segmentación se hace teniendo en cuenta si el cliente <text:tab/>no es una empresa, si es un autónomo, si es una pequeña empresa,si es una <text:tab/>mediana empresa y si es una gran empresa.</text:span></text:span></text:p>
      <text:p text:style-name="P4"><text:span text:style-name="Strong_20_Emphasis"><text:span text:style-name="T4"/></text:span></text:p>
      <text:p text:style-name="P5"><text:span text:style-name="Strong_20_Emphasis"><text:span text:style-name="T6">5 DIFERENCIAS ENTRE LA GENERACIÓN Z E Y:</text:span></text:span></text:p>
      <text:p text:style-name="P6"><text:span text:style-name="Strong_20_Emphasis"><text:span text:style-name="T6"/></text:span></text:p>
      <text:p text:style-name="P7"><text:span text:style-name="Strong_20_Emphasis"><text:span text:style-name="T7"><text:tab/>Tecnología:</text:span></text:span></text:p>
      <text:list text:style-name="L1">
        <text:list-item>
          <text:list>
            <text:list-item>
              <text:p text:style-name="P8"><text:span text:style-name="Emphasis">Y:</text:span> Crecieron con el auge de internet.</text:p>
            </text:list-item>
            <text:list-item>
              <text:p text:style-name="P9"><text:span text:style-name="Emphasis">Z:</text:span> Son nativos <text:span text:style-name="T8">digitales</text:span>.</text:p>
            </text:list-item>
          </text:list>
          <text:p text:style-name="P9"><text:span text:style-name="Strong_20_Emphasis">Comunicación:</text:span></text:p>
        </text:list-item>
      </text:list>
      <text:list text:style-name="L2">
        <text:list-item>
          <text:list>
            <text:list-item>
              <text:p text:style-name="P10"><text:span text:style-name="Emphasis">Y:</text:span> Prefieren lo analógico y el correo electrónico.</text:p>
            </text:list-item>
            <text:list-item>
              <text:p text:style-name="P10"><text:span text:style-name="Emphasis">Z:</text:span> Prefieren la mensajería instantánea como whatshap y los videos cortos.</text:p>
            </text:list-item>
          </text:list>
        </text:list-item>
      </text:list>
      <text:list text:style-name="L3">
        <text:list-header>
          <text:p text:style-name="P11"><text:span text:style-name="Strong_20_Emphasis">Consumo:</text:span></text:p>
        </text:list-header>
      </text:list>
      <text:list text:style-name="L4">
        <text:list-item>
          <text:list>
            <text:list-item>
              <text:p text:style-name="P12"><text:span text:style-name="Emphasis">Y:</text:span> Aprecian las marcas reconocidas.</text:p>
            </text:list-item>
            <text:list-item>
              <text:p text:style-name="P12"><text:span text:style-name="Emphasis">Z:</text:span> Prefieren marcas auténticas y sostenibles.</text:p>
            </text:list-item>
          </text:list>
        </text:list-item>
      </text:list>
      <text:list text:style-name="L5">
        <text:list-header>
          <text:p text:style-name="P13"><text:span text:style-name="Strong_20_Emphasis">Educación y aprendizaje:</text:span></text:p>
        </text:list-header>
      </text:list>
      <text:list text:style-name="L6">
        <text:list-item>
          <text:list>
            <text:list-item>
              <text:p text:style-name="P14"><text:span text:style-name="Emphasis">Y:</text:span> Aprendieron principalmente de forma tradicional.</text:p>
            </text:list-item>
            <text:list-item>
              <text:p text:style-name="P14"><text:span text:style-name="Emphasis">Z:</text:span> Aprenden mediante recursos digitales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Strong_20_Emphasis"><text:span text:style-name="T9">Proyecto emprendedor</text:span></text:span><text:span text:style-name="Strong_20_Emphasis"><text:span text:style-name="T10"> </text:span></text:span></text:p>
      <text:p text:style-name="P17"><text:span text:style-name="Strong_20_Emphasis"><text:span text:style-name="T11">E</text:span></text:span><text:span text:style-name="Strong_20_Emphasis"><text:span text:style-name="T12">l proyecto emprendedor comienza con la idea de negocio , en la cual distinguimos 4 el menos : </text:span></text:span></text:p>
      <text:p text:style-name="P17"><text:span text:style-name="Strong_20_Emphasis"><text:span text:style-name="T10">1- Actividad que vamos a realizar,</text:span></text:span><text:span text:style-name="Strong_20_Emphasis"><text:span text:style-name="T12"> esta se refiere al producto/servicio que vamos a vender ye en el sector en el que nos vamos a mover.</text:span></text:span></text:p>
      <text:p text:style-name="P17"><text:span text:style-name="Strong_20_Emphasis"><text:span text:style-name="T10">2-A quienes les vamos a vender , </text:span></text:span><text:span text:style-name="Strong_20_Emphasis"><text:span text:style-name="T12">es decir, los clientes a los que nos dirigimos <text:s/>y cual va a ser la necesidad que le veamos a cubrir.</text:span></text:span></text:p>
      <text:p text:style-name="P17"><text:span text:style-name="Strong_20_Emphasis"><text:span text:style-name="T10">3- Por que elegimos es producto o servicio,</text:span></text:span><text:span text:style-name="Strong_20_Emphasis"><text:span text:style-name="T12"> por que nos van a comprar <text:s/>a nosotros y no a la competencia.</text:span></text:span></text:p>
      <text:p text:style-name="P17"><text:span text:style-name="Strong_20_Emphasis"><text:span text:style-name="T10">4-Objetivos que tenemos en un plazo que nosotros pensemos que son razonable.</text:span></text:span></text:p>
      <text:p text:style-name="P17"><text:span text:style-name="Strong_20_Emphasis"><text:span text:style-name="T12"/></text:span></text:p>
      <text:p text:style-name="P16"><text:span text:style-name="Strong_20_Emphasis"><text:span text:style-name="T9">Fuentes de ideas de negocio</text:span></text:span></text:p>
      <text:p text:style-name="P17"><text:span text:style-name="Strong_20_Emphasis"><text:span text:style-name="T13">Entre ellas encontramos las siguientes: </text:span></text:span></text:p>
      <text:p text:style-name="P17"><text:span text:style-name="Strong_20_Emphasis"><text:span text:style-name="T14">A ) la experiencia laboral en otra empresa:</text:span></text:span><text:span text:style-name="Strong_20_Emphasis"><text:span text:style-name="T13"> Es habitual que el futuro empresario se forje profesionalmente adquiriendo experiencia y conocimientos trabajando en una empresa de similares características a aquellas que quiere montar.</text:span></text:span></text:p>
      <text:p text:style-name="P17"><text:span text:style-name="Strong_20_Emphasis"><text:span text:style-name="T13">También el empresario puede adquirir conocimientos mediante el estudio de alguna titulación académica</text:span></text:span></text:p>
      <text:p text:style-name="P17"><text:span text:style-name="Strong_20_Emphasis"><text:span text:style-name="T14">B ) Aficiones personales: </text:span></text:span><text:span text:style-name="Strong_20_Emphasis"><text:span text:style-name="T13">Practicar un deporte o hobby o cualquier actividad en el tiempo libre nos ayuda a conocer detalles de posibles negocios y lo que es mas </text:span></text:span><text:span text:style-name="Strong_20_Emphasis"><text:span text:style-name="T15">, que necesidades quedan por cubrirse.</text:span></text:span></text:p>
      <text:p text:style-name="P18"><text:span text:style-name="Strong_20_Emphasis"><text:span text:style-name="T16">C ) Observancia de una carencia en el mercado: </text:span></text:span><text:span text:style-name="Strong_20_Emphasis"><text:span text:style-name="T15">hay servicios mal prestado o simplemente no atendidos por las empresas con lo cual el emprendedor puede darse cuenta de ello y actuar.</text:span></text:span></text:p>
      <text:p text:style-name="P18"><text:span text:style-name="Strong_20_Emphasis"><text:span text:style-name="T16">D ) Estudio de nuevos mercados</text:span></text:span><text:span text:style-name="Strong_20_Emphasis"><text:span text:style-name="T15">: El emprendedor puede obtener su idea de negocio observando que productos funcionan en otros entornos .</text:span></text:span></text:p>
      <text:p text:style-name="P19"><text:span text:style-name="Strong_20_Emphasis"><text:span text:style-name="T17">E </text:span></text:span><text:span text:style-name="Strong_20_Emphasis"><text:span text:style-name="T18">) Observación de tendencias:</text:span></text:span><text:span text:style-name="Strong_20_Emphasis"><text:span text:style-name="T19"> </text:span></text:span><text:span text:style-name="Strong_20_Emphasis"><text:span text:style-name="T20">Las nuevas tendencias o pautas de consumo puede dar ideas al emprendedor , actuando por iniciativa propia por que se d cuneta de un nicho de mercado o simplemente por que copia a la competencia.</text:span></text:span></text:p>
      <text:p text:style-name="P20"><text:span text:style-name="Strong_20_Emphasis"><text:span text:style-name="T17">F ) Ofrecer un nuevo producto:</text:span></text:span><text:span text:style-name="Strong_20_Emphasis"><text:span text:style-name="T20"> El emprendedor a veces puede llevar al mercado un invento nuevo , que no exista en el mercado, siendo esto lo mas arriesgado, ya que carece de información. Esta forma de actuar son relacionadas con las grandes empresas</text:span></text:span></text:p>
      <text:p text:style-name="P20"><text:span text:style-name="Strong_20_Emphasis"><text:span text:style-name="T17">G ) ofrecer un producto de forma distinta:</text:span></text:span><text:span text:style-name="Strong_20_Emphasis"><text:span text:style-name="T20"> Innovar no debe quedarse en la creación de un producto nuevo, es decir, sacra al mercado modificaciones de productos ya existentes.</text:span></text:span></text:p>
      <text:p text:style-name="P20"><text:span text:style-name="Strong_20_Emphasis"><text:span text:style-name="T20"/></text:span></text:p>
      <text:p text:style-name="P21"><text:span text:style-name="Strong_20_Emphasis"><text:span text:style-name="T21">La incorporación de valores éticos y morales:</text:span></text:span></text:p>
      <text:p text:style-name="P22"><text:span text:style-name="Strong_20_Emphasis"><text:span text:style-name="T22"/></text:span></text:p>
      <text:p text:style-name="P22"><text:span text:style-name="Strong_20_Emphasis"><text:span text:style-name="T22">La tendencia en el mundo empresarial , es la incorporación de valores éticos y sociales. Apostando por la sostenibilidad ,la igualdad y la justicia social.</text:span></text:span></text:p>
      <text:p text:style-name="P22"><text:span text:style-name="Strong_20_Emphasis"><text:span text:style-name="T22">Vamos a ver una serie de ejemplos al respecto:</text:span></text:span></text:p>
      <text:p text:style-name="P22"><text:span text:style-name="Strong_20_Emphasis"><text:span text:style-name="T22"/></text:span></text:p>
      <text:p text:style-name="P22"><text:span text:style-name="Strong_20_Emphasis"><text:span text:style-name="T23">- Acciones sociales interna:</text:span></text:span></text:p>
      <text:p text:style-name="P22"><text:span text:style-name="Strong_20_Emphasis"><text:span text:style-name="T22"><text:tab/></text:span></text:span><text:span text:style-name="Strong_20_Emphasis"><text:span text:style-name="T23">1- condiciones laborales aceptadas por todo el personal:</text:span></text:span></text:p>
      <text:p text:style-name="P22"><text:span text:style-name="Strong_20_Emphasis"><text:span text:style-name="T22"><text:tab/>ej: contratos según <text:tab/>necesidades , movilidad razonable,despidos en caso <text:tab/>estrictamente necesarios.</text:span></text:span></text:p>
      <text:p text:style-name="P22"><text:span text:style-name="Strong_20_Emphasis"><text:span text:style-name="T22"><text:tab/></text:span></text:span><text:span text:style-name="Strong_20_Emphasis"><text:span text:style-name="T23">2- Formación y promoción profesional:</text:span></text:span><text:span text:style-name="Strong_20_Emphasis"><text:span text:style-name="T22"> La empresa establecerá un plan anual <text:tab/>de formación continua y promoción de los trabajadores (Ascender).</text:span></text:span></text:p>
      <text:p text:style-name="P22"><text:span text:style-name="Strong_20_Emphasis"><text:span text:style-name="T22"><text:tab/></text:span></text:span><text:span text:style-name="Strong_20_Emphasis"><text:span text:style-name="T23">3- políticas de igualad y no discriminación:</text:span></text:span><text:span text:style-name="Strong_20_Emphasis"><text:span text:style-name="T22"> Igualdad salarial entre géneros y <text:tab/>protocolos contra la discriminación.</text:span></text:span></text:p>
      <text:p text:style-name="P22"><text:span text:style-name="Strong_20_Emphasis"><text:span text:style-name="T22"><text:tab/></text:span></text:span><text:span text:style-name="Strong_20_Emphasis"><text:span text:style-name="T24">4- Salud laboral y bienestar:</text:span></text:span><text:span text:style-name="Strong_20_Emphasis"><text:span text:style-name="T25"> rotación de tareas, campañas de salud mental </text:span></text:span></text:p>
      <text:p text:style-name="P23"><text:soft-page-break/><text:span text:style-name="Strong_20_Emphasis"><text:span text:style-name="T23">- Acciones sociales </text:span></text:span><text:span text:style-name="Strong_20_Emphasis"><text:span text:style-name="T24">externa</text:span></text:span><text:span text:style-name="Strong_20_Emphasis"><text:span text:style-name="T23">:</text:span></text:span></text:p>
      <text:p text:style-name="P23"><text:span text:style-name="Strong_20_Emphasis"><text:span text:style-name="T22"><text:tab/></text:span></text:span><text:span text:style-name="Strong_20_Emphasis"><text:span text:style-name="T24">1- Relación con la comunidad:</text:span></text:span><text:span text:style-name="Strong_20_Emphasis"><text:span text:style-name="T25"> ej. colaboración con las asociaciones del barrio.</text:span></text:span></text:p>
      <text:p text:style-name="P23"><text:span text:style-name="Strong_20_Emphasis"><text:span text:style-name="T25"><text:tab/></text:span></text:span><text:span text:style-name="Strong_20_Emphasis"><text:span text:style-name="T24">2- Apoyos a proyectos sociales:</text:span></text:span><text:span text:style-name="Strong_20_Emphasis"><text:span text:style-name="T25"> Aportación de una parte del beneficio de la empresa a una ONG.</text:span></text:span></text:p>
      <text:p text:style-name="P23"><text:span text:style-name="Strong_20_Emphasis"><text:span text:style-name="T25"/></text:span></text:p>
      <text:p text:style-name="P24"><text:span text:style-name="Strong_20_Emphasis"><text:span text:style-name="T24">- Impacto ambiental:</text:span></text:span><text:span text:style-name="Strong_20_Emphasis"><text:span text:style-name="T25"> </text:span></text:span></text:p>
      <text:p text:style-name="P24"><text:span text:style-name="Strong_20_Emphasis"><text:span text:style-name="T24"><text:tab/></text:span></text:span><text:span text:style-name="Strong_20_Emphasis"><text:span text:style-name="T26">1-</text:span></text:span><text:span text:style-name="Strong_20_Emphasis"><text:span text:style-name="T24">Uso eficientes de recursos.</text:span></text:span><text:span text:style-name="Strong_20_Emphasis"><text:span text:style-name="T25"> Ej, In</text:span></text:span><text:span text:style-name="Strong_20_Emphasis"><text:span text:style-name="T27">s</text:span></text:span><text:span text:style-name="Strong_20_Emphasis"><text:span text:style-name="T25">talación de paneles solares e instalaciones <text:tab/>de reciclaje de agua.</text:span></text:span></text:p>
      <text:p text:style-name="P23"><text:span text:style-name="Strong_20_Emphasis"><text:span text:style-name="T24"><text:tab/></text:span></text:span><text:span text:style-name="Strong_20_Emphasis"><text:span text:style-name="T26">2-</text:span></text:span><text:span text:style-name="Strong_20_Emphasis"><text:span text:style-name="T24">gestión de residuos y prevención dela contaminación:</text:span></text:span><text:span text:style-name="Strong_20_Emphasis"><text:span text:style-name="T25"> clasi</text:span></text:span><text:span text:style-name="Strong_20_Emphasis"><text:span text:style-name="T27">f</text:span></text:span><text:span text:style-name="Strong_20_Emphasis"><text:span text:style-name="T25">icación de los <text:tab/>residuos y convenio con empresas de reciclaje.</text:span></text:span></text:p>
      <text:p text:style-name="P23"><text:span text:style-name="Strong_20_Emphasis"><text:span text:style-name="T24"><text:tab/></text:span></text:span><text:span text:style-name="Strong_20_Emphasis"><text:span text:style-name="T26">3-Políticas de sostenibilidad ambiental</text:span></text:span></text:p>
      <text:p text:style-name="P23"><text:span text:style-name="Strong_20_Emphasis"><text:span text:style-name="T26">-Resultados empresariales con enfoque social:</text:span></text:span></text:p>
      <text:p text:style-name="P23"><text:span text:style-name="Strong_20_Emphasis"><text:span text:style-name="T25"><text:tab/></text:span></text:span><text:span text:style-name="Strong_20_Emphasis"><text:span text:style-name="T27">distribución gusta de los beneficios(Reparto de beneficios según productividad del <text:tab/>trabajador).</text:span></text:span></text:p>
      <text:p text:style-name="P25"><text:span text:style-name="Strong_20_Emphasis"><text:span text:style-name="T26">-cumplimiento normativo y políticas de RSC</text:span></text:span><text:span text:style-name="Strong_20_Emphasis"><text:span text:style-name="T28">(responsabilidad social corporativa): <text:tab/></text:span></text:span><text:span text:style-name="Strong_20_Emphasis"><text:span text:style-name="T29">conjunto de acciones de la empresa y principalmente externos que mejora la visión <text:tab/>de ella misma que tiene la sociedad repercutiendo a favor de esta y de la propia <text:tab/>empresa.</text:span></text:span></text:p>
      <text:p text:style-name="P25"><text:span text:style-name="Strong_20_Emphasis"><text:span text:style-name="T28">-Evaluación de acciones:</text:span></text:span><text:span text:style-name="Strong_20_Emphasis"><text:span text:style-name="T29"> </text:span></text:span></text:p>
      <text:p text:style-name="P25"><text:span text:style-name="Strong_20_Emphasis"><text:span text:style-name="T29"><text:tab/></text:span></text:span><text:span text:style-name="Strong_20_Emphasis"><text:span text:style-name="T28">1- indicadores sociales y ambientales. </text:span></text:span><text:span text:style-name="Strong_20_Emphasis"><text:span text:style-name="T29">Como puede ser reducir la tasa de <text:tab/>asentismo .</text:span></text:span></text:p>
      <text:p text:style-name="P26"><text:span text:style-name="Strong_20_Emphasis"><text:span text:style-name="T29"><text:tab/></text:span></text:span><text:span text:style-name="Strong_20_Emphasis"><text:span text:style-name="T28">2- evaluación del impacto de las medidas adoptadas.</text:span></text:span><text:span text:style-name="Strong_20_Emphasis"><text:span text:style-name="T29"> Que se hace para obtener <text:tab/>información con la cual se pueda mejorar en la empresa</text:span></text:span><text:span text:style-name="Strong_20_Emphasis"><text:span text:style-name="T30">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Arial1" fo:font-weight="bold" officeooo:rsid="0014f45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DICTADOS TEORÍ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17:55:00.857955500</meta:creation-date>
    <dc:date>2025-11-18T17:36:02.762912900</dc:date>
    <meta:editing-duration>PT57M5S</meta:editing-duration>
    <meta:editing-cycles>10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61" meta:word-count="875" meta:character-count="5488" meta:non-whitespace-character-count="4635"/>
  </office:meta>
</office:document-meta>
</file>